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bg" fo:country="BG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роект по Съвременно уеб-програмиране с РНР</text:p>
      <text:p text:style-name="Standard"/>
      <text:p text:style-name="P1">Рейхан Садък, ф.н. 44523</text:p>
      <text:p text:style-name="Standard"/>
      <text:p text:style-name="Standard">Идея!</text:p>
      <text:p text:style-name="Standard"/>
      <text:p text:style-name="Standard">Сайт за футболни прогднози. Модераторът на сайта създава фиш с n на брой футболни мача за даден период. Всеки регистриран потребител може да попълва своя фиш с прогднози за точен резултат. За всеки познат знак(1,2 или X) потребителят печели по една точка. Ако е познал и точния краен резултат, печели още 2, тоест общо 3.</text:p>
      <text:p text:style-name="Standard">След изиграването на последния мач от фиша(и съответно попълване на ресултата от модератора), се изчислява крайно класиране за този фиш. Ще има и други класирания, като месечни, по турнир и т.н. Залагането може да е както за забава, така и с реален залог(между приятели). Всеки фиш ще може да има различно разпределение на наградите между залагащите.</text:p>
      <text:p text:style-name="Standard">Всеки потребител ще може да разглежда и историята на свите залагания, както и тази на другите потребител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yhan Sadak</meta:initial-creator>
    <meta:creation-date>2014-06-08T14:39:08.07</meta:creation-date>
    <meta:document-statistic meta:table-count="0" meta:image-count="0" meta:object-count="0" meta:page-count="1" meta:paragraph-count="6" meta:word-count="139" meta:character-count="849"/>
    <dc:date>2014-06-08T14:40:03.71</dc:date>
    <dc:creator>Reyhan Sadak</dc:creator>
    <meta:editing-duration>PT56S</meta:editing-duration>
    <meta:editing-cycles>1</meta:editing-cycles>
    <meta:generator>OpenOffice/4.0.1$Win32 OpenOffice.org_project/401m5$Build-9714</meta:generator>
  </office:meta>
</office:document-meta>
</file>